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 style:list-style-name="L3">
      <style:graphic-properties draw:textarea-horizontal-align="justify" draw:textarea-vertical-align="middle" draw:auto-grow-height="false"/>
    </style:style>
    <style:style style:name="gr7" style:family="graphic" style:parent-style-name="standard" style:list-style-name="L4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list-style-name="L4">
      <style:graphic-properties draw:textarea-horizontal-align="justify" draw:textarea-vertical-align="middle" draw:auto-grow-height="false"/>
    </style:style>
    <style:style style:name="pr1" style:family="presentation" style:parent-style-name="標準-subtitle">
      <style:graphic-properties draw:fill-color="#ffffff" fo:min-height="12.179cm"/>
    </style:style>
    <style:style style:name="pr2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akaoPGothic" style:font-size-asian="18pt" style:font-style-asian="normal" style:font-weight-asian="normal" style:font-name-complex="TakaoPGothic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size-asian="18pt"/>
    </style:style>
    <style:style style:name="P6" style:family="paragraph">
      <style:text-properties fo:font-size="18pt"/>
    </style:style>
    <style:style style:name="P7" style:family="paragraph">
      <style:text-properties style:font-size-asian="18pt"/>
    </style:style>
    <style:style style:name="P8" style:family="paragraph">
      <style:text-properties style:font-size-asian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12.179cm" svg:x="1.4cm" svg:y="4.914cm" presentation:class="subtitle" presentation:user-transformed="true">
          <draw:text-box>
            <text:p>GA(Genetic Algorithm, 遺伝的アルゴリズム)</text:p>
            <text:p>アーキテクチャ</text:p>
            <text:p text:style-name="P1">中 翔吾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custom-shape draw:style-name="gr2" draw:text-style-name="P2" xml:id="id4" draw:id="id4" draw:layer="layout" svg:width="7.2cm" svg:height="1.6cm" svg:x="9cm" svg:y="5.6cm">
          <text:p text:style-name="P2">適応度評価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6.2cm" svg:height="1.508cm" svg:x="9.6cm" svg:y="3.492cm">
          <text:p text:style-name="P2">個体初期化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8cm" svg:height="1.876cm" svg:x="9.8cm" svg:y="1cm">
          <text:p text:style-name="P2">開始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svg:x1="9cm" svg:y1="14.9cm" svg:x2="9.5cm" svg:y2="8.554cm" draw:start-shape="id1" draw:start-glue-point="5" draw:end-shape="id2" draw:end-glue-point="3" svg:d="M9000 14900h-501v-6346h1001" svg:viewBox="0 0 1002 6347">
          <text:p/>
        </draw:connector>
        <draw:line draw:style-name="gr4" draw:text-style-name="P2" draw:layer="layout" svg:x1="12.6cm" svg:y1="2.876cm" svg:x2="12.6cm" svg:y2="3.492cm">
          <text:p/>
        </draw:line>
        <draw:frame draw:style-name="gr5" draw:layer="layout" svg:width="1.311cm" svg:height="0.962cm" svg:x="8.689cm" svg:y="13.6cm">
          <draw:text-box>
            <text:p>No</text:p>
          </draw:text-box>
        </draw:frame>
        <draw:line draw:style-name="gr4" draw:text-style-name="P2" draw:layer="layout" svg:x1="12.6cm" svg:y1="4.984cm" svg:x2="12.6cm" svg:y2="5.6cm">
          <text:p/>
        </draw:line>
        <draw:custom-shape draw:style-name="gr2" draw:text-style-name="P2" xml:id="id2" draw:id="id2" draw:layer="layout" svg:width="6.2cm" svg:height="1.508cm" svg:x="9.5cm" svg:y="7.8cm">
          <text:p text:style-name="P2">選択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2.6cm" svg:y1="7.184cm" svg:x2="12.6cm" svg:y2="7.8cm">
          <text:p/>
        </draw:line>
        <draw:line draw:style-name="gr4" draw:text-style-name="P2" draw:layer="layout" svg:x1="12.6cm" svg:y1="9.308cm" svg:x2="12.6cm" svg:y2="9.924cm">
          <text:p/>
        </draw:line>
        <draw:custom-shape draw:style-name="gr2" draw:text-style-name="P2" draw:layer="layout" svg:width="6.2cm" svg:height="1.508cm" svg:x="9.5cm" svg:y="9.892cm">
          <text:p text:style-name="P2">交叉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2cm" svg:height="1.508cm" svg:x="9.5cm" svg:y="12cm">
          <text:p text:style-name="P2">突然変異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2.6cm" svg:y1="11.4cm" svg:x2="12.6cm" svg:y2="12.016cm">
          <text:p/>
        </draw:line>
        <draw:custom-shape draw:style-name="gr2" draw:text-style-name="P2" xml:id="id1" draw:id="id1" draw:layer="layout" svg:width="7.2cm" svg:height="1.6cm" svg:x="9cm" svg:y="14.1cm">
          <text:p text:style-name="P2">個体数到達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2" draw:layer="layout" svg:x1="12.6cm" svg:y1="13.508cm" svg:x2="12.6cm" svg:y2="14.124cm">
          <text:p/>
        </draw:line>
        <draw:line draw:style-name="gr4" draw:text-style-name="P2" draw:layer="layout" svg:x1="12.6cm" svg:y1="15.7cm" svg:x2="12.6cm" svg:y2="16.316cm">
          <text:p/>
        </draw:line>
        <draw:connector draw:style-name="gr3" draw:text-style-name="P2" draw:layer="layout" draw:line-skew="-0.899cm" svg:x1="9cm" svg:y1="17cm" svg:x2="9cm" svg:y2="6.4cm" draw:start-shape="id3" draw:start-glue-point="5" draw:end-shape="id4" draw:end-glue-point="5" svg:d="M9000 17000h-1400v-10600h1400" svg:viewBox="0 0 1401 10601">
          <text:p/>
        </draw:connector>
        <draw:custom-shape draw:style-name="gr6" draw:text-style-name="P3" xml:id="id3" draw:id="id3" draw:layer="layout" svg:width="7.2cm" svg:height="1.6cm" svg:x="9cm" svg:y="16.2cm">
          <text:p text:style-name="P3">終了条件を満たした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layer="layout" svg:width="1.311cm" svg:height="0.962cm" svg:x="8.689cm" svg:y="15.6cm">
          <draw:text-box>
            <text:p>No</text:p>
          </draw:text-box>
        </draw:frame>
        <draw:frame draw:style-name="gr5" draw:layer="layout" svg:width="1.711cm" svg:height="0.962cm" svg:x="13.089cm" svg:y="15.438cm">
          <draw:text-box>
            <text:p>Yes</text:p>
          </draw:text-box>
        </draw:frame>
        <draw:line draw:style-name="gr4" draw:text-style-name="P2" draw:layer="layout" svg:x1="12.6cm" svg:y1="17.8cm" svg:x2="12.6cm" svg:y2="18.416cm">
          <text:p/>
        </draw:line>
        <draw:custom-shape draw:style-name="gr2" draw:text-style-name="P2" draw:layer="layout" svg:width="5.8cm" svg:height="1.876cm" svg:x="9.8cm" svg:y="18.4cm">
          <text:p text:style-name="P2">終了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1.711cm" svg:height="0.962cm" svg:x="13.089cm" svg:y="17.438cm">
          <draw:text-box>
            <text:p>Yes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custom-shape draw:style-name="gr7" draw:text-style-name="P2" draw:layer="layout" svg:width="5.6cm" svg:height="9.8cm" svg:x="3.2cm" svg:y="5.6cm">
          <text:list text:style-name="L4">
            <text:list-item>
              <text:p text:style-name="P4">個体</text:p>
            </text:list-item>
            <text:list-item>
              <text:p text:style-name="P4">評価値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8" draw:layer="layout" svg:width="3.042cm" svg:height="0.962cm" svg:x="11.006cm" svg:y="1.638cm">
          <draw:text-box>
            <text:p>GAクラス</text:p>
          </draw:text-box>
        </draw:frame>
        <draw:frame draw:style-name="gr9" draw:layer="layout" svg:width="2.407cm" svg:height="0.89cm" svg:x="4.8cm" svg:y="4.8cm">
          <draw:text-box>
            <text:p>構造体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custom-shape draw:style-name="gr10" draw:text-style-name="P5" draw:layer="レイアウト" svg:width="5.6cm" svg:height="9.8cm" svg:x="3.2cm" svg:y="5.6cm">
          <text:list text:style-name="L4">
            <text:list-item>
              <text:p text:style-name="P5">個体</text:p>
            </text:list-item>
            <text:list-item>
              <text:p text:style-name="P5">評価値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4.794cm" svg:height="0.962cm" svg:x="11.006cm" svg:y="1.638cm">
          <draw:text-box>
            <text:p text:style-name="P6">Individualクラス</text:p>
          </draw:text-box>
        </draw:frame>
        <draw:frame draw:style-name="gr9" draw:text-style-name="P7" draw:layer="layout" svg:width="2.407cm" svg:height="0.89cm" svg:x="4.8cm" svg:y="4.8cm">
          <draw:text-box>
            <text:p text:style-name="P7">構造体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7T16:23:13.385804294</meta:creation-date>
    <dc:date>2016-11-27T20:14:47.138126297</dc:date>
    <meta:editing-duration>PT3H37M55S</meta:editing-duration>
    <meta:editing-cycles>2</meta:editing-cycles>
    <meta:generator>LibreOffice/4.2.8.2$Linux_X86_64 LibreOffice_project/420m0$Build-2</meta:generator>
    <meta:document-statistic meta:object-count="59"/>
  </office:meta>
</office:document-meta>
</file>